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E02D38870E91D8BF24.png" manifest:media-type="image/png"/>
  <manifest:file-entry manifest:full-path="Pictures/10000000000001E0000001E034AB7334822C43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26in" svg:y="-0.2138in" svg:width="4.8201in" svg:height="4.8201in" draw:z-index="0"><draw:image xlink:href="Pictures/10000000000001E0000001E034AB7334822C4308.png" xlink:type="simple" xlink:show="embed" xlink:actuate="onLoad"/></draw:frame><draw:frame draw:style-name="fr1" draw:name="Image2" text:anchor-type="paragraph" svg:x="-0.6126in" svg:y="4.4484in" svg:width="4.8827in" svg:height="4.8827in" draw:z-index="1"><draw:image xlink:href="Pictures/10000000000001E0000001E02D38870E91D8BF24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19:17.539028084</meta:creation-date>
    <dc:date>2019-10-31T12:39:45.696620009</dc:date>
    <meta:editing-duration>PT20M27S</meta:editing-duration>
    <meta:editing-cycles>3</meta:editing-cycles>
    <meta:generator>LibreOffice/5.1.6.2$Linux_X86_64 LibreOffice_project/10m0$Build-2</meta:generator>
    <meta:print-date>2019-10-31T12:30:00.490848272</meta:print-date>
    <meta:document-statistic meta:table-count="0" meta:image-count="2" meta:object-count="0" meta:page-count="1" meta:paragraph-count="1" meta:word-count="0" meta:character-count="1" meta:non-whitespace-character-count="0"/>
  </office:meta>
</office:document-meta>
</file>